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29_21-01-20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30_02-07-33_000.jpg</text:p>
          </table:table-cell>
          <table:table-cell table:style-name="ce27" office:value-type="string">
            <text:p>:m other / log / 寝る前　ウェブ閲覧　記録　（for オナニー） / 了 / 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30_02-07-46_000.jpg</text:p>
          </table:table-cell>
          <table:table-cell table:style-name="ce29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30_07-25-5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30_07-41-4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30_10-16-40_000.jpg</text:p>
          </table:table-cell>
          <table:table-cell table:style-name="ce15" office:value-type="string">
            <text:p>:m Other / 記録 / @自室 / カーテン　夏用　取り付け中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Other / 記録 / @自室 / カーテン　夏用　取り付け中">
            <text:p>:m Other / 記録 / @自室 / カーテン　夏用　取り付け中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30_10-16-46_000.jpg</text:p>
          </table:table-cell>
          <table:table-cell table:style-name="ce15" office:value-type="string">
            <text:p>:m Other / 記録 / @自室 / カーテン　夏用　取り付け中：紐を結ぶ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Other / 記録 / @自室 / カーテン　夏用　取り付け中：紐を結ぶ">
            <text:p>:m Other / 記録 / @自室 / カーテン　夏用　取り付け中：紐を結ぶ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30_10-17-07_000.jpg</text:p>
          </table:table-cell>
          <table:table-cell table:style-name="ce15" office:value-type="string">
            <text:p>:m Other / 記録 / @自室 / カーテン　夏用　取り付け中：紐を結ぶ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Other / 記録 / @自室 / カーテン　夏用　取り付け中：紐を結ぶ">
            <text:p>:m Other / 記録 / @自室 / カーテン　夏用　取り付け中：紐を結ぶ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30_12-15-52_000.jpg</text:p>
          </table:table-cell>
          <table:table-cell table:style-name="ce36" office:value-type="string">
            <text:p>:m RES 1*1 / free# JVEMV6 68#_270:1 / 68. theoretical-physics(tp) / topics=波動方程式：デルタ関数,w=~,doc=r-7-A1~1.1.1:#13-4,s=~,i=~,other=calc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1 / free# JVEMV6 68#_270:1 / 68. theoretical-physics(tp) / topics=波動方程式：デルタ関数,w=~,doc=r-7-A1~1.1.1:#13-4,s=~,i=~,other=calc+;calc+">
            <text:p>:m RES 1*1 / free# JVEMV6 68#_270:1 / 68. theoretical-physics(tp) / topics=波動方程式：デルタ関数,w=~,doc=r-7-A1~1.1.1:#13-4,s=~,i=~,other=calc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30_13-00-1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30_16-06-46_000.jpg</text:p>
          </table:table-cell>
          <table:table-cell table:style-name="ce36" office:value-type="string">
            <text:p>:m RES 1*1 / free# JVEMV6 68#_270:2 / 68. theoretical-physics(tp) / topics=波動方程式：デルタ関数,w=~,doc=r-7-A1~1.1.1:#13-4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1*1 / free# JVEMV6 68#_270:2 / 68. theoretical-physics(tp) / topics=波動方程式：デルタ関数,w=~,doc=r-7-A1~1.1.1:#13-4,s=~,i=~,other=calc+">
            <text:p>:m RES 1*1 / free# JVEMV6 68#_270:2 / 68. theoretical-physics(tp) / topics=波動方程式：デルタ関数,w=~,doc=r-7-A1~1.1.1:#13-4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30_17-20-11_000.jpg</text:p>
          </table:table-cell>
          <table:table-cell table:style-name="ce36" office:value-type="string">
            <text:p>:m 1-2*2 RES / JVEMV6 64#159_38_years_war / 『三十八年戦争と蝦夷政策の変換　東北の古代史　４』 著者=鈴木拓也、編,校注=~ / p.15 / w=覚ベツ城；磐井郡；紀広純；伊治[これはり]城；大領,topic=~,publisher=吉川弘文館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1-2*2 RES / JVEMV6 64#159_38_years_war / 『三十八年戦争と蝦夷政策の変換　東北の古代史　４』 著者=鈴木拓也、編,校注=~ / p.15 / w=覚ベツ城；磐井郡；紀広純；伊治[これはり]城；大領,topic=~,publisher=吉川弘文館,other=~">
            <text:p>:m 1-2*2 RES / JVEMV6 64#159_38_years_war / 『三十八年戦争と蝦夷政策の変換　東北の古代史　４』 著者=鈴木拓也、編,校注=~ / p.15 / w=覚ベツ城；磐井郡；紀広純；伊治[これはり]城；大領,topic=~,publisher=吉川弘文館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30_19-13-13_000.jpg</text:p>
          </table:table-cell>
          <table:table-cell table:style-name="ce36" office:value-type="string">
            <text:p>:m :篠笛,shinobue #*# / session-memo / s.1~* / todays-melody,genr=~,for=~,key=~,tempo=~,R=~,i.f.=~,notes=4``-7`-4`-7`-4``-7`-4``-,Re+,other=~,song-id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篠笛,shinobue #*# / session-memo / s.1~* / todays-melody,genr=~,for=~,key=~,tempo=~,R=~,i.f.=~,notes=4``-7`-4`-7`-4``-7`-4``-,Re+,other=~,song-id=~">
            <text:p>:m :篠笛,shinobue #*# / session-memo / s.1~* / todays-melody,genr=~,for=~,key=~,tempo=~,R=~,i.f.=~,notes=4``-7`-4`-7`-4``-7`-4``-,Re+,other=~,song-id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30_20-59-17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31_01-10-44_000.jpg</text:p>
          </table:table-cell>
          <table:table-cell table:style-name="ce29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31_07-27-21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31_07-45-49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31_08-46-19_000.jpg</text:p>
          </table:table-cell>
          <table:table-cell table:style-name="ce36" office:value-type="string">
            <text:p>:m / 頭に浮かんだこと / topic=東和の同僚の人 / occasion=朝の体操：「走り」,content=腰を痛めている人。筋トレはやっているのか、と思いを馳せる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/ 頭に浮かんだこと / topic=東和の同僚の人 / occasion=朝の体操：「走り」,content=腰を痛めている人。筋トレはやっているのか、と思いを馳せる,other=~">
            <text:p>:m / 頭に浮かんだこと / topic=東和の同僚の人 / occasion=朝の体操：「走り」,content=腰を痛めている人。筋トレはやっているのか、と思いを馳せる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31_12-24-11_000.jpg</text:p>
          </table:table-cell>
          <table:table-cell table:style-name="ce36" office:value-type="string">
            <text:p>:m RES 1*4 / free# JVEMV6 68#_271:1 / 68. theoretical-physics(tp) / topics=波動方程式：デルタ関数,w=~,doc=r-7-A1~1.1.1:#14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1*4 / free# JVEMV6 68#_271:1 / 68. theoretical-physics(tp) / topics=波動方程式：デルタ関数,w=~,doc=r-7-A1~1.1.1:#14,s=~,i=~,other=~">
            <text:p>:m RES 1*4 / free# JVEMV6 68#_271:1 / 68. theoretical-physics(tp) / topics=波動方程式：デルタ関数,w=~,doc=r-7-A1~1.1.1:#14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31_12-24-31_000.jpg</text:p>
          </table:table-cell>
          <table:table-cell table:style-name="ce36" office:value-type="string">
            <text:p>:m RES 2*4 / free# JVEMV6 68#_271:1 / 68. theoretical-physics(tp) / topics=波動方程式：不確定性,w=~,doc=r-7-A1~1.1.1:#14,s=~,i=~,other=calc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2*4 / free# JVEMV6 68#_271:1 / 68. theoretical-physics(tp) / topics=波動方程式：不確定性,w=~,doc=r-7-A1~1.1.1:#14,s=~,i=~,other=calc+;calc+">
            <text:p>:m RES 2*4 / free# JVEMV6 68#_271:1 / 68. theoretical-physics(tp) / topics=波動方程式：不確定性,w=~,doc=r-7-A1~1.1.1:#14,s=~,i=~,other=calc+;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31_12-24-51_000.jpg</text:p>
          </table:table-cell>
          <table:table-cell table:style-name="ce36" office:value-type="string">
            <text:p>:m RES 3*4 / free# JVEMV6 68#_271:1 / 68. theoretical-physics(tp) / topics=波動方程式：不確定性,w=~,doc=r-7-A1~1.1.1:#14-1.5,s=~,i=~,other=calc+;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3*4 / free# JVEMV6 68#_271:1 / 68. theoretical-physics(tp) / topics=波動方程式：不確定性,w=~,doc=r-7-A1~1.1.1:#14-1.5,s=~,i=~,other=calc+;calc+">
            <text:p>:m RES 3*4 / free# JVEMV6 68#_271:1 / 68. theoretical-physics(tp) / topics=波動方程式：不確定性,w=~,doc=r-7-A1~1.1.1:#14-1.5,s=~,i=~,other=calc+;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31_12-25-09_000.jpg</text:p>
          </table:table-cell>
          <table:table-cell table:style-name="ce36" office:value-type="string">
            <text:p>:m RES 4*4 / free# JVEMV6 68#_271:1 / 68. theoretical-physics(tp) / topics=波動方程式：不確定性,w=~,doc=r-7-A1~1.1.1:#14-1.7,s=~,i=~,other=calc+:複素数：共役との内積;calc+;found+:共役との内積。の、共役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4*4 / free# JVEMV6 68#_271:1 / 68. theoretical-physics(tp) / topics=波動方程式：不確定性,w=~,doc=r-7-A1~1.1.1:#14-1.7,s=~,i=~,other=calc+:複素数：共役との内積;calc+;found+:共役との内積。の、共役">
            <text:p>:m RES 4*4 / free# JVEMV6 68#_271:1 / 68. theoretical-physics(tp) / topics=波動方程式：不確定性,w=~,doc=r-7-A1~1.1.1:#14-1.7,s=~,i=~,other=calc+:複素数：共役との内積;calc+;found+:共役との内積。の、共役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5-31_13-33-5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5-31_14-49-40_000.jpg</text:p>
          </table:table-cell>
          <table:table-cell table:style-name="ce36" office:value-type="string">
            <text:p>:m #*# / memo:other(m:other) / topic=母親の、ゴミ箱の扱いについて, about=~,content=「自分の手は汚さない」,other=~,id=~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#*# / memo:other(m:other) / topic=母親の、ゴミ箱の扱いについて, about=~,content=「自分の手は汚さない」,other=~,id=~ ">
            <text:p>:m #*# / memo:other(m:other) / topic=母親の、ゴミ箱の扱いについて, about=~,content=「自分の手は汚さない」,other=~,id=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5-31_17-37-52_000.jpg</text:p>
          </table:table-cell>
          <table:table-cell table:style-name="ce36" office:value-type="string">
            <text:p>:m RES 1*3 / free# JVEMV6 68#_271:2 / 68. theoretical-physics(tp) / topics=波動方程式,w=固有値；固有関数,doc=r-7-A1~1.1.1:#15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RES 1*3 / free# JVEMV6 68#_271:2 / 68. theoretical-physics(tp) / topics=波動方程式,w=固有値；固有関数,doc=r-7-A1~1.1.1:#15,s=~,i=~,other=">
            <text:p>:m RES 1*3 / free# JVEMV6 68#_271:2 / 68. theoretical-physics(tp) / topics=波動方程式,w=固有値；固有関数,doc=r-7-A1~1.1.1:#15,s=~,i=~,other=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5-31_17-38-12_000.jpg</text:p>
          </table:table-cell>
          <table:table-cell table:style-name="ce36" office:value-type="string">
            <text:p>:m RES 2*3 / free# JVEMV6 68#_271:2 / 68. theoretical-physics(tp) / topics=波動方程式,w=エルミート共役；ユニタリー行列,doc=r-7-A1~1.1.1:#15,s=~,i=~,other=calc+:-1.3;calc+:-1.4;calc+:-1.5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2*3 / free# JVEMV6 68#_271:2 / 68. theoretical-physics(tp) / topics=波動方程式,w=エルミート共役；ユニタリー行列,doc=r-7-A1~1.1.1:#15,s=~,i=~,other=calc+:-1.3;calc+:-1.4;calc+:-1.5">
            <text:p>:m RES 2*3 / free# JVEMV6 68#_271:2 / 68. theoretical-physics(tp) / topics=波動方程式,w=エルミート共役；ユニタリー行列,doc=r-7-A1~1.1.1:#15,s=~,i=~,other=calc+:-1.3;calc+:-1.4;calc+:-1.5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5-31_17-38-26_000.jpg</text:p>
          </table:table-cell>
          <table:table-cell table:style-name="ce36" office:value-type="string">
            <text:p>:m RES 3*3 / free# JVEMV6 68#_271:2 / 68. theoretical-physics(tp) / topics=波動方程式,w=エルミート共役；ユニタリー行列,doc=r-7-A1~1.1.1:#15,s=~,i=~,other=memo+:-1.1:フーリエ級数。係数;calc+:-1.6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3*3 / free# JVEMV6 68#_271:2 / 68. theoretical-physics(tp) / topics=波動方程式,w=エルミート共役；ユニタリー行列,doc=r-7-A1~1.1.1:#15,s=~,i=~,other=memo+:-1.1:フーリエ級数。係数;calc+:-1.6">
            <text:p>:m RES 3*3 / free# JVEMV6 68#_271:2 / 68. theoretical-physics(tp) / topics=波動方程式,w=エルミート共役；ユニタリー行列,doc=r-7-A1~1.1.1:#15,s=~,i=~,other=memo+:-1.1:フーリエ級数。係数;calc+:-1.6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5-31_19-08-40_000.mp4</text:p>
          </table:table-cell>
          <table:table-cell table:style-name="ce15" office:value-type="string">
            <text:p>:VIDEO / @自室 / 記録 / jap.flute-bamboo / 演奏、play / R=1 / genr=todays-melody,Re~,other=~,file-id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VIDEO / @自室 / 記録 / jap.flute-bamboo / 演奏、play / R=1 / genr=todays-melody,Re~,other=~,file-id=~,memo~">
            <text:p>:VIDEO / @自室 / 記録 / jap.flute-bamboo / 演奏、play / R=1 / genr=todays-melody,Re~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5-31_21-08-0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01_01-11-30_000.jpg</text:p>
          </table:table-cell>
          <table:table-cell table:style-name="ce29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01_07-50-50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01_10-42-28_000.jpg</text:p>
          </table:table-cell>
          <table:table-cell table:style-name="ce36" office:value-type="string">
            <text:p>:m #*# / memo:other(m:other) / topic=お兄さんからのメール, about=お父さんの、入院他の費用,content=お母さんにも、負担をしてもらいたい,other=~,id=~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#*# / memo:other(m:other) / topic=お兄さんからのメール, about=お父さんの、入院他の費用,content=お母さんにも、負担をしてもらいたい,other=~,id=~ ">
            <text:p>:m #*# / memo:other(m:other) / topic=お兄さんからのメール, about=お父さんの、入院他の費用,content=お母さんにも、負担をしてもらいたい,other=~,id=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01_12-12-29_000.jpg</text:p>
          </table:table-cell>
          <table:table-cell table:style-name="ce36" office:value-type="string">
            <text:p>:m RES 1*2 / free# JVEMV6 68#_272:1 / 68. theoretical-physics(tp) / topics=波動方程式,w=~,doc=r-7-A1~1.1.1:#15-2.1,s=~,i=~,other=calc+:-1.1:doc=#15-2.1~d-1:フーリエ級数の係数。積分を計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1*2 / free# JVEMV6 68#_272:1 / 68. theoretical-physics(tp) / topics=波動方程式,w=~,doc=r-7-A1~1.1.1:#15-2.1,s=~,i=~,other=calc+:-1.1:doc=#15-2.1~d-1:フーリエ級数の係数。積分を計算">
            <text:p>:m RES 1*2 / free# JVEMV6 68#_272:1 / 68. theoretical-physics(tp) / topics=波動方程式,w=~,doc=r-7-A1~1.1.1:#15-2.1,s=~,i=~,other=calc+:-1.1:doc=#15-2.1~d-1:フーリエ級数の係数。積分を計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01_12-12-47_000.jpg</text:p>
          </table:table-cell>
          <table:table-cell table:style-name="ce36" office:value-type="string">
            <text:p>:m RES 2*2 / free# JVEMV6 68#_272:1 / 68. theoretical-physics(tp) / topics=波動方程式,w=~,doc=r-7-A1~1.1.1:#15-2.1,s=~,i=~,other=calc+:-1.2:フーリエ級数、係数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RES 2*2 / free# JVEMV6 68#_272:1 / 68. theoretical-physics(tp) / topics=波動方程式,w=~,doc=r-7-A1~1.1.1:#15-2.1,s=~,i=~,other=calc+:-1.2:フーリエ級数、係数">
            <text:p>:m RES 2*2 / free# JVEMV6 68#_272:1 / 68. theoretical-physics(tp) / topics=波動方程式,w=~,doc=r-7-A1~1.1.1:#15-2.1,s=~,i=~,other=calc+:-1.2:フーリエ級数、係数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01_12-50-1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01_15-44-21_000.jpg</text:p>
          </table:table-cell>
          <table:table-cell table:style-name="ce36" office:value-type="string">
            <text:p>:m RES 1*3 / free# JVEMV6 68#_272:2 / 68. theoretical-physics(tp) / topics=波動方程式,w=~,doc=r-7-A1~1.1.1:#15-2.2,s=~,i=~,other=calc+:sin*sinの、積分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RES 1*3 / free# JVEMV6 68#_272:2 / 68. theoretical-physics(tp) / topics=波動方程式,w=~,doc=r-7-A1~1.1.1:#15-2.2,s=~,i=~,other=calc+:sin*sinの、積分">
            <text:p>:m RES 1*3 / free# JVEMV6 68#_272:2 / 68. theoretical-physics(tp) / topics=波動方程式,w=~,doc=r-7-A1~1.1.1:#15-2.2,s=~,i=~,other=calc+:sin*sinの、積分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01_15-45-01_000.jpg</text:p>
          </table:table-cell>
          <table:table-cell table:style-name="ce36" office:value-type="string">
            <text:p>:m RES 2*3 / free# JVEMV6 68#_272:2 / 68. theoretical-physics(tp) / topics=波動方程式,w=~,doc=r-7-A1~1.1.1:#15-2.2,s=~,i=~,other=calc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RES 2*3 / free# JVEMV6 68#_272:2 / 68. theoretical-physics(tp) / topics=波動方程式,w=~,doc=r-7-A1~1.1.1:#15-2.2,s=~,i=~,other=calc+;calc+">
            <text:p>:m RES 2*3 / free# JVEMV6 68#_272:2 / 68. theoretical-physics(tp) / topics=波動方程式,w=~,doc=r-7-A1~1.1.1:#15-2.2,s=~,i=~,other=calc+;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01_15-45-14_000.jpg</text:p>
          </table:table-cell>
          <table:table-cell table:style-name="ce36" office:value-type="string">
            <text:p>:m RES 3*3 / free# JVEMV6 68#_272:2 / 68. theoretical-physics(tp) / topics=波動方程式,w=~,doc=r-7-A1~1.1.1:#15-2.2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3*3 / free# JVEMV6 68#_272:2 / 68. theoretical-physics(tp) / topics=波動方程式,w=~,doc=r-7-A1~1.1.1:#15-2.2,s=~,i=~,other=~">
            <text:p>:m RES 3*3 / free# JVEMV6 68#_272:2 / 68. theoretical-physics(tp) / topics=波動方程式,w=~,doc=r-7-A1~1.1.1:#15-2.2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01_17-51-24_000.jpg</text:p>
          </table:table-cell>
          <table:table-cell table:style-name="ce36" office:value-type="string">
            <text:p>:m RES 1*2 / free# JVEMV6 68#_272:3 / 68. theoretical-physics(tp) / topics=波動方程式：ポテンシャル井戸,w=~,doc=r-7-A1~1.1.1:#16,s=~,i=~,other=calc+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RES 1*2 / free# JVEMV6 68#_272:3 / 68. theoretical-physics(tp) / topics=波動方程式：ポテンシャル井戸,w=~,doc=r-7-A1~1.1.1:#16,s=~,i=~,other=calc+">
            <text:p>:m RES 1*2 / free# JVEMV6 68#_272:3 / 68. theoretical-physics(tp) / topics=波動方程式：ポテンシャル井戸,w=~,doc=r-7-A1~1.1.1:#16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01_17-51-46_000.jpg</text:p>
          </table:table-cell>
          <table:table-cell table:style-name="ce36" office:value-type="string">
            <text:p>:m RES 2*2 / free# JVEMV6 68#_272:3 / 68. theoretical-physics(tp) / topics=波動方程式：ポテンシャル井戸,w=~,doc=r-7-A1~1.1.1:#16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RES 2*2 / free# JVEMV6 68#_272:3 / 68. theoretical-physics(tp) / topics=波動方程式：ポテンシャル井戸,w=~,doc=r-7-A1~1.1.1:#16,s=~,i=~,other=calc+">
            <text:p>:m RES 2*2 / free# JVEMV6 68#_272:3 / 68. theoretical-physics(tp) / topics=波動方程式：ポテンシャル井戸,w=~,doc=r-7-A1~1.1.1:#16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52">
            <text:p>5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2022/06/02</text:date>, <text:time>10:5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02T10:56:56.31</dc:date>
    <dc:creator>iwabuchi ken</dc:creator>
    <meta:editing-duration>P47DT8H23M56S</meta:editing-duration>
    <meta:editing-cycles>15259</meta:editing-cycles>
    <meta:document-statistic meta:table-count="2" meta:cell-count="540" meta:object-count="0"/>
    <meta:user-defined meta:name="qrichtext">1</meta:user-defined>
  </office:meta>
</office:document-meta>
</file>